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rsid="000b4721" officeooo:paragraph-rsid="000b4721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d3551" officeooo:paragraph-rsid="000d3551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eb124" officeooo:paragraph-rsid="0011fe25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81daf" officeooo:paragraph-rsid="00181daf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cd2a9" officeooo:paragraph-rsid="001cd2a9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f5705" officeooo:paragraph-rsid="001f5705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f5705" officeooo:paragraph-rsid="00235387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f5705" officeooo:paragraph-rsid="00257dfb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3558d4" officeooo:paragraph-rsid="003558d4"/>
    </style:style>
    <style:style style:name="P10" style:family="paragraph" style:parent-style-name="Heading_20_1">
      <style:text-properties officeooo:rsid="000b4721" officeooo:paragraph-rsid="000b4721"/>
    </style:style>
    <style:style style:name="T1" style:family="text">
      <style:text-properties officeooo:rsid="0010a68a"/>
    </style:style>
    <style:style style:name="T2" style:family="text">
      <style:text-properties officeooo:rsid="00152523"/>
    </style:style>
    <style:style style:name="T3" style:family="text">
      <style:text-properties officeooo:rsid="001911aa"/>
    </style:style>
    <style:style style:name="T4" style:family="text">
      <style:text-properties officeooo:rsid="001a2cd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2e796"/>
    </style:style>
    <style:style style:name="T7" style:family="text">
      <style:text-properties officeooo:rsid="00235387"/>
    </style:style>
    <style:style style:name="T8" style:family="text">
      <style:text-properties officeooo:rsid="002e528c"/>
    </style:style>
    <style:style style:name="T9" style:family="text">
      <style:text-properties officeooo:rsid="002f644a"/>
    </style:style>
    <style:style style:name="T10" style:family="text">
      <style:text-properties officeooo:rsid="0030fd9c"/>
    </style:style>
    <style:style style:name="T11" style:family="text">
      <style:text-properties officeooo:rsid="00330763"/>
    </style:style>
    <style:style style:name="T12" style:family="text">
      <style:text-properties officeooo:rsid="00344e60"/>
    </style:style>
    <style:style style:name="T13" style:family="text">
      <style:text-properties officeooo:rsid="003558d4"/>
    </style:style>
    <style:style style:name="T14" style:family="text">
      <style:text-properties officeooo:rsid="0035c2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Thiết kế Machine cho Image Editor </text:h>
      <text:p text:style-name="P2">Image editor là một container-machine.</text:p>
      <text:p text:style-name="P3">Trong container machine là nhiều specific-machine, <text:span text:style-name="T1">các specific-machine này như sau:</text:span></text:p>
      <text:p text:style-name="P3"><text:span text:style-name="T1">- Một specific machine phục vụ một mục tiêu.</text:span></text:p>
      <text:p text:style-name="P3">- <text:span text:style-name="T2">Một thời điểm – chỉ có 01 specific machine active.</text:span></text:p>
      <text:p text:style-name="P3"/>
      <text:p text:style-name="P4">Các use-case quan trọng</text:p>
      <text:p text:style-name="P4"><text:span text:style-name="T5">ImageSM</text:span> = <text:span text:style-name="T4">{</text:span> <text:span text:style-name="T3">array[sm]; activesm</text:span> <text:span text:style-name="T4">}</text:span></text:p>
      <text:p text:style-name="P5"/>
      <text:p text:style-name="P6">Danh mục <text:span text:style-name="T7">use-case:</text:span></text:p>
      <text:p text:style-name="P6">- Sự kiện tới:</text:p>
      <text:p text:style-name="P6"><text:tab/>ImageSM nhận.</text:p>
      <text:p text:style-name="P6"><text:tab/><text:span text:style-name="T6">Activesm, trực tiếp nhận.</text:span></text:p>
      <text:p text:style-name="P7"/>
      <text:p text:style-name="P7">- <text:span text:style-name="T7">Thay đổi active machine:</text:span></text:p>
      <text:p text:style-name="P8"><text:span text:style-name="T7"><text:tab/>ImageSM phân loại trường hợp đổi đổi active machine trong 02 qui trình:</text:span></text:p>
      <text:p text:style-name="P8"><text:span text:style-name="T7"><text:tab/>+ Khi sự kiện tới =&gt; tiền kiểm =&gt; Đổi active machine nếu có nhu cầu.</text:span></text:p>
      <text:p text:style-name="P8"><text:span text:style-name="T7"><text:tab/>+ Khi sự kiện tới, activesm nhận và xử lý =&gt; ImageSM hậu kiểm, kết quả (output) của activeSM vừa xử lý, dùng bộ (output, input-state, output-state) để kiểm tra xem activeSM có bị điều sang một activeSM khác hay không?</text:span></text:p>
      <text:p text:style-name="P6"/>
      <text:p text:style-name="P6">- <text:span text:style-name="T8">Thay đổi active-machine:</text:span></text:p>
      <text:p text:style-name="P6"><text:span text:style-name="T8"><text:tab/>+ Đương kim active machine: activesm</text:span></text:p>
      <text:p text:style-name="P6"><text:span text:style-name="T9"><text:tab/>+ Active machine kế nhiệm: next_sm</text:span></text:p>
      <text:p text:style-name="P6"><text:span text:style-name="T9"><text:tab/>+ activesm chạy một thủ tục thoát khỏi sm</text:span></text:p>
      <text:p text:style-name="P6"><text:span text:style-name="T10"><text:tab/>+ next_sm chạy một thủ tục gọi là nhận active</text:span>-<text:span text:style-name="T10">sm.</text:span></text:p>
      <text:p text:style-name="P6"/>
      <text:p text:style-name="P6">- <text:span text:style-name="T11">Sự đồng bộ giữa model(states) của các Machine</text:span></text:p>
      <text:p text:style-name="P6"><text:span text:style-name="T12">+ Có 03 quá trình đồng bộ models</text:span></text:p>
      <text:p text:style-name="P6"><text:tab/><text:span text:style-name="T13">i- ImageSM khi thay đổi trạng thái =&gt; đồng bộ cho activeSM và toàn bộ SM còn lại.</text:span></text:p>
      <text:p text:style-name="P6"><text:tab/><text:span text:style-name="T13">ii- activeSM khi thay đổi trạng thái, đồng bộ cho ImageSM và toàn bộ SM còn lại.</text:span></text:p>
      <text:p text:style-name="P6"/>
      <text:p text:style-name="P6"/>
      <text:p text:style-name="P9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2.5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2pt" fo:font-style="italic" fo:font-weight="normal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4:31:27.268000000</meta:creation-date>
    <meta:generator>LibreOffice/6.1.3.2$Windows_X86_64 LibreOffice_project/86daf60bf00efa86ad547e59e09d6bb77c699acb</meta:generator>
    <dc:date>2019-05-22T15:19:27.252000000</dc:date>
    <meta:editing-duration>PT47M34S</meta:editing-duration>
    <meta:editing-cycles>46</meta:editing-cycles>
    <meta:document-statistic meta:table-count="0" meta:image-count="0" meta:object-count="0" meta:page-count="1" meta:paragraph-count="24" meta:word-count="226" meta:character-count="1197" meta:non-whitespace-character-count="982"/>
  </office:meta>
</office:document-meta>
</file>